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ontacted Marcus Connor through the online contact form at</text:p>
      <text:p text:style-name="Standard">http://www.brainlesstales.com/</text:p>
      <text:p text:style-name="Standard"/>
      <text:p text:style-name="Standard"/>
      <text:p text:style-name="Standard"/>
      <text:p text:style-name="Standard">Hi Marcus,</text:p>
      <text:p text:style-name="Standard"/>
      <text:p text:style-name="Standard">I am following a course, studying to become a web developer. </text:p>
      <text:p text:style-name="Standard">For one of the projects, I have to build a riddle game. I did a search on the net and came across your site which I have to admit impressed me a lot. I love them.</text:p>
      <text:p text:style-name="Standard"/>
      <text:p text:style-name="Standard">I wanted to ask your permission to use 30 images for my project.</text:p>
      <text:p text:style-name="Standard"/>
      <text:p text:style-name="Standard">In brief, the game will be similar in idea to Pictionary. The user will log in, start a game, 10 images selected at random from the set of 30 will be displayed one at a time and the user has to write in the phrase/word.</text:p>
      <text:p text:style-name="Standard"/>
      <text:p text:style-name="Standard">Please let me know what wording you prefer for attributing your work and what you prefer for linking back. Was thinking linking back to this site.</text:p>
      <text:p text:style-name="Standard"/>
      <text:p text:style-name="Standard">Cheers,</text:p>
      <text:p text:style-name="Standard">Anthony Bon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hony Bonello</meta:initial-creator>
    <meta:creation-date>2018-09-19T08:04:59</meta:creation-date>
    <meta:document-statistic meta:table-count="0" meta:image-count="0" meta:object-count="0" meta:page-count="1" meta:paragraph-count="10" meta:word-count="146" meta:character-count="772"/>
    <dc:date>2018-09-19T08:08:12</dc:date>
    <dc:creator>Anthony Bonello</dc:creator>
    <meta:editing-duration>PT3M13S</meta:editing-duration>
    <meta:editing-cycles>1</meta:editing-cycles>
    <meta:generator>OpenOffice/4.1.1$Unix OpenOffice.org_project/411m6$Build-9775</meta:generator>
  </office:meta>
</office:document-meta>
</file>